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12345678" manifest:media-type="application/x-openoffice-bitmap;windows_formatname=&quot;Bitmap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12345678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start="StartMarker_5f_1" draw:marker-start-width="0.319cm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solid" svg:stroke-width="0.025cm" svg:stroke-color="#000000" draw:marker-start="StartMarker_5f_2" draw:marker-start-width="0.319cm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solid" svg:stroke-width="0.025cm" svg:stroke-color="#000000" draw:marker-start="StartMarker_5f_3" draw:marker-start-width="0.319cm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solid" svg:stroke-width="0.025cm" svg:stroke-color="#000000" draw:marker-start="StartMarker_5f_4" draw:marker-start-width="0.319cm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7" style:family="graphic" style:parent-style-name="standard">
      <style:graphic-properties draw:stroke="solid" svg:stroke-width="0.025cm" svg:stroke-color="#000000" draw:marker-start="StartMarker_5f_5" draw:marker-start-width="0.319cm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159cm" fo:padding-top="0.141cm" fo:padding-bottom="0.141cm" fo:padding-left="0.141cm" fo:padding-right="0.141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419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25cm" svg:stroke-color="#000000" draw:marker-start="StartMarker_5f_6" draw:marker-start-width="0.319cm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118cm" fo:padding-top="0.141cm" fo:padding-bottom="0.141cm" fo:padding-left="0.141cm" fo:padding-right="0.141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168cm" fo:padding-top="0.141cm" fo:padding-bottom="0.141cm" fo:padding-left="0.141cm" fo:padding-right="0.141cm"/>
    </style:style>
    <style:style style:name="gr1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fo:font-family="Arial" fo:font-size="12pt" style:font-family-asian="Arial" style:font-size-asian="12pt" style:font-family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3.024cm" svg:height="2.7cm" svg:x="10.462cm" svg:y="4.869cm" svg:viewBox="0 0 3025 2701" draw:points="0,2701 3025,2701 3025,0 0,0">
          <text:p/>
        </draw:polygon>
        <draw:polyline draw:style-name="gr2" draw:layer="layout" svg:width="3.024cm" svg:height="2.7cm" svg:x="10.462cm" svg:y="4.869cm" svg:viewBox="0 0 3025 2701" draw:points="0,2701 3025,2701 3025,0 0,0 0,2701">
          <text:p/>
        </draw:polyline>
        <draw:polygon draw:style-name="gr1" draw:layer="layout" svg:width="3.888cm" svg:height="8.498cm" svg:x="1.025cm" svg:y="1.7cm" svg:viewBox="0 0 3889 8499" draw:points="0,8499 3889,8499 3889,0 0,0">
          <text:p/>
        </draw:polygon>
        <draw:polyline draw:style-name="gr2" draw:layer="layout" svg:width="3.888cm" svg:height="8.498cm" svg:x="1.025cm" svg:y="1.7cm" svg:viewBox="0 0 3889 8499" draw:points="0,8499 3889,8499 3889,0 0,0 0,8499">
          <text:p/>
        </draw:polyline>
        <draw:line draw:style-name="gr3" draw:layer="layout" svg:x1="10.461cm" svg:y1="5.878cm" svg:x2="4.915cm" svg:y2="5.446cm">
          <text:p/>
        </draw:line>
        <draw:line draw:style-name="gr4" draw:layer="layout" svg:x1="10.461cm" svg:y1="6.31cm" svg:x2="4.915cm" svg:y2="6.31cm">
          <text:p/>
        </draw:line>
        <draw:line draw:style-name="gr5" draw:layer="layout" svg:x1="10.461cm" svg:y1="7.03cm" svg:x2="4.915cm" svg:y2="8.902cm">
          <text:p/>
        </draw:line>
        <draw:line draw:style-name="gr6" draw:layer="layout" svg:x1="10.461cm" svg:y1="5.589cm" svg:x2="4.915cm" svg:y2="3.717cm">
          <text:p/>
        </draw:line>
        <draw:line draw:style-name="gr7" draw:layer="layout" svg:x1="10.461cm" svg:y1="6.742cm" svg:x2="4.915cm" svg:y2="7.318cm">
          <text:p/>
        </draw:line>
        <draw:polygon draw:style-name="gr1" draw:layer="layout" svg:width="3.312cm" svg:height="0.575cm" svg:x="1.313cm" svg:y="1.988cm" svg:viewBox="0 0 3313 576" draw:points="0,576 3313,576 3313,0 0,0">
          <text:p/>
        </draw:polygon>
        <draw:polyline draw:style-name="gr2" draw:layer="layout" svg:width="3.312cm" svg:height="0.575cm" svg:x="1.313cm" svg:y="1.988cm" svg:viewBox="0 0 3313 576" draw:points="0,576 3313,576 3313,0 0,0 0,576">
          <text:p/>
        </draw:polyline>
        <draw:polygon draw:style-name="gr1" draw:layer="layout" svg:width="3.312cm" svg:height="0.575cm" svg:x="1.313cm" svg:y="2.852cm" svg:viewBox="0 0 3313 576" draw:points="0,576 3313,576 3313,0 0,0">
          <text:p/>
        </draw:polygon>
        <draw:polyline draw:style-name="gr2" draw:layer="layout" svg:width="3.312cm" svg:height="0.575cm" svg:x="1.313cm" svg:y="2.852cm" svg:viewBox="0 0 3313 576" draw:points="0,576 3313,576 3313,0 0,0 0,576">
          <text:p/>
        </draw:polyline>
        <draw:polygon draw:style-name="gr1" draw:layer="layout" svg:width="3.312cm" svg:height="0.575cm" svg:x="1.313cm" svg:y="3.717cm" svg:viewBox="0 0 3313 576" draw:points="0,576 3313,576 3313,0 0,0">
          <text:p/>
        </draw:polygon>
        <draw:polyline draw:style-name="gr2" draw:layer="layout" svg:width="3.312cm" svg:height="0.575cm" svg:x="1.313cm" svg:y="3.717cm" svg:viewBox="0 0 3313 576" draw:points="0,576 3313,576 3313,0 0,0 0,576">
          <text:p/>
        </draw:polyline>
        <draw:polygon draw:style-name="gr1" draw:layer="layout" svg:width="3.312cm" svg:height="0.575cm" svg:x="1.313cm" svg:y="4.581cm" svg:viewBox="0 0 3313 576" draw:points="0,576 3313,576 3313,0 0,0">
          <text:p/>
        </draw:polygon>
        <draw:polyline draw:style-name="gr2" draw:layer="layout" svg:width="3.312cm" svg:height="0.575cm" svg:x="1.313cm" svg:y="4.581cm" svg:viewBox="0 0 3313 576" draw:points="0,576 3313,576 3313,0 0,0 0,576">
          <text:p/>
        </draw:polyline>
        <draw:polygon draw:style-name="gr1" draw:layer="layout" svg:width="3.312cm" svg:height="0.575cm" svg:x="1.313cm" svg:y="5.446cm" svg:viewBox="0 0 3313 576" draw:points="0,576 3313,576 3313,0 0,0">
          <text:p/>
        </draw:polygon>
        <draw:polyline draw:style-name="gr2" draw:layer="layout" svg:width="3.312cm" svg:height="0.575cm" svg:x="1.313cm" svg:y="5.446cm" svg:viewBox="0 0 3313 576" draw:points="0,576 3313,576 3313,0 0,0 0,576">
          <text:p/>
        </draw:polyline>
        <draw:polygon draw:style-name="gr1" draw:layer="layout" svg:width="3.312cm" svg:height="0.575cm" svg:x="1.313cm" svg:y="6.454cm" svg:viewBox="0 0 3313 576" draw:points="0,576 3313,576 3313,0 0,0">
          <text:p/>
        </draw:polygon>
        <draw:polyline draw:style-name="gr2" draw:layer="layout" svg:width="3.312cm" svg:height="0.575cm" svg:x="1.313cm" svg:y="6.454cm" svg:viewBox="0 0 3313 576" draw:points="0,576 3313,576 3313,0 0,0 0,576">
          <text:p/>
        </draw:polyline>
        <draw:polygon draw:style-name="gr1" draw:layer="layout" svg:width="3.312cm" svg:height="0.575cm" svg:x="1.386cm" svg:y="7.463cm" svg:viewBox="0 0 3313 576" draw:points="0,576 3313,576 3313,0 0,0">
          <text:p/>
        </draw:polygon>
        <draw:polyline draw:style-name="gr2" draw:layer="layout" svg:width="3.312cm" svg:height="0.575cm" svg:x="1.386cm" svg:y="7.463cm" svg:viewBox="0 0 3313 576" draw:points="0,576 3313,576 3313,0 0,0 0,576">
          <text:p/>
        </draw:polyline>
        <draw:polygon draw:style-name="gr1" draw:layer="layout" svg:width="3.312cm" svg:height="0.575cm" svg:x="1.386cm" svg:y="8.471cm" svg:viewBox="0 0 3313 576" draw:points="0,576 3313,576 3313,0 0,0">
          <text:p/>
        </draw:polygon>
        <draw:polyline draw:style-name="gr2" draw:layer="layout" svg:width="3.312cm" svg:height="0.575cm" svg:x="1.386cm" svg:y="8.471cm" svg:viewBox="0 0 3313 576" draw:points="0,576 3313,576 3313,0 0,0 0,576">
          <text:p/>
        </draw:polyline>
        <draw:polygon draw:style-name="gr1" draw:layer="layout" svg:width="3.312cm" svg:height="0.575cm" svg:x="1.386cm" svg:y="9.336cm" svg:viewBox="0 0 3313 576" draw:points="0,576 3313,576 3313,0 0,0">
          <text:p/>
        </draw:polygon>
        <draw:polyline draw:style-name="gr2" draw:layer="layout" svg:width="3.312cm" svg:height="0.575cm" svg:x="1.386cm" svg:y="9.336cm" svg:viewBox="0 0 3313 576" draw:points="0,576 3313,576 3313,0 0,0 0,576">
          <text:p/>
        </draw:polyline>
        <draw:frame draw:style-name="gr8" draw:layer="layout" svg:width="2.017cm" svg:height="2.461cm" svg:x="11.087cm" svg:y="5.249cm">
          <draw:text-box>
            <text:p text:style-name="P1"><text:span text:style-name="T1">Сервер Node.Js</text:span></text:p>
            <text:p text:style-name="P1"><text:span text:style-name="T1">OR </text:span></text:p>
            <text:p text:style-name="P1"><text:span text:style-name="T1">Python</text:span></text:p>
          </draw:text-box>
        </draw:frame>
        <draw:polygon draw:style-name="gr1" draw:layer="layout" svg:width="3.024cm" svg:height="2.7cm" svg:x="15.975cm" svg:y="4.899cm" svg:viewBox="0 0 3025 2701" draw:points="0,2701 3025,2701 3025,0 0,0">
          <text:p/>
        </draw:polygon>
        <draw:polyline draw:style-name="gr2" draw:layer="layout" svg:width="3.024cm" svg:height="2.7cm" svg:x="15.975cm" svg:y="4.899cm" svg:viewBox="0 0 3025 2701" draw:points="0,2701 3025,2701 3025,0 0,0 0,2701">
          <text:p/>
        </draw:polyline>
        <draw:frame draw:style-name="gr9" draw:layer="layout" svg:width="3.025cm" svg:height="2.701cm" svg:x="15.975cm" svg:y="4.899cm">
          <draw:text-box>
            <text:p text:style-name="P1"><text:span text:style-name="T1">Client HTML CSS JS </text:span></text:p>
          </draw:text-box>
        </draw:frame>
        <draw:line draw:style-name="gr2" draw:layer="layout" svg:x1="14.287cm" svg:y1="0.8cm" svg:x2="14.287cm" svg:y2="2.6cm">
          <text:p/>
        </draw:line>
        <draw:line draw:style-name="gr2" draw:layer="layout" svg:x1="14.287cm" svg:y1="3.4cm" svg:x2="14.287cm" svg:y2="5.2cm">
          <text:p/>
        </draw:line>
        <draw:line draw:style-name="gr2" draw:layer="layout" svg:x1="14.287cm" svg:y1="6.6cm" svg:x2="14.287cm" svg:y2="8.399cm">
          <text:p/>
        </draw:line>
        <draw:line draw:style-name="gr2" draw:layer="layout" svg:x1="14.287cm" svg:y1="9.4cm" svg:x2="14.287cm" svg:y2="11.2cm">
          <text:p/>
        </draw:line>
        <draw:line draw:style-name="gr10" draw:layer="layout" svg:x1="13.487cm" svg:y1="6.2cm" svg:x2="15.974cm" svg:y2="6.2cm">
          <text:p/>
        </draw:line>
        <draw:frame draw:style-name="gr11" draw:layer="layout" svg:width="1.6cm" svg:height="0.757cm" svg:x="13.887cm" svg:y="5.422cm">
          <draw:text-box>
            <text:p text:style-name="P1"><text:span text:style-name="T1">AJAX </text:span></text:p>
          </draw:text-box>
        </draw:frame>
        <draw:frame draw:style-name="gr11" draw:layer="layout" svg:width="1.6cm" svg:height="0.757cm" draw:transform="rotate (-0.349065850398866) translate (6.965cm 3.733cm)">
          <draw:text-box>
            <text:p text:style-name="P1"><text:span text:style-name="T1">HTTP </text:span></text:p>
          </draw:text-box>
        </draw:frame>
        <draw:frame draw:style-name="gr11" draw:layer="layout" svg:width="1.6cm" svg:height="0.757cm" draw:transform="rotate (-0.0872664625997166) translate (6.521cm 4.93cm)">
          <draw:text-box>
            <text:p text:style-name="P1"><text:span text:style-name="T1">HTTP </text:span></text:p>
          </draw:text-box>
        </draw:frame>
        <draw:frame draw:style-name="gr11" draw:layer="layout" svg:width="1.6cm" svg:height="0.757cm" svg:x="6.427cm" svg:y="5.702cm">
          <draw:text-box>
            <text:p text:style-name="P1"><text:span text:style-name="T1">HTTP </text:span></text:p>
          </draw:text-box>
        </draw:frame>
        <draw:frame draw:style-name="gr11" draw:layer="layout" svg:width="1.6cm" svg:height="0.757cm" draw:transform="rotate (0.0872664625997165) translate (6.521cm 6.593cm)">
          <draw:text-box>
            <text:p text:style-name="P1"><text:span text:style-name="T1">HTTP </text:span></text:p>
          </draw:text-box>
        </draw:frame>
        <draw:frame draw:style-name="gr11" draw:layer="layout" svg:width="1.6cm" svg:height="0.757cm" draw:transform="rotate (0.261799387799149) translate (6.741cm 7.592cm)">
          <draw:text-box>
            <text:p text:style-name="P1"><text:span text:style-name="T1">HTTP </text:span></text:p>
          </draw:text-box>
        </draw:frame>
        <draw:line draw:style-name="gr2" draw:layer="layout" svg:x1="10.887cm" svg:y1="7.571cm" svg:x2="10.887cm" svg:y2="8.65cm">
          <text:p/>
        </draw:line>
        <draw:line draw:style-name="gr2" draw:layer="layout" svg:x1="10.887cm" svg:y1="8.65cm" svg:x2="13.486cm" svg:y2="8.65cm">
          <text:p/>
        </draw:line>
        <draw:frame draw:style-name="gr12" draw:layer="layout" svg:width="2.3cm" svg:height="0.757cm" svg:x="11.037cm" svg:y="7.947cm">
          <draw:text-box>
            <text:p text:style-name="P1"><text:span text:style-name="T1">Expect </text:span></text:p>
          </draw:text-box>
        </draw:frame>
        <draw:frame draw:style-name="gr13" draw:layer="layout" svg:width="19cm" svg:height="14cm" svg:x="1.5cm" svg:y="11.7cm">
          <draw:object-ole draw:class-id="00000000-0000-0000-0000-000000000000" xlink:href="./Obj12345678" xlink:type="simple" xlink:show="embed" xlink:actuate="onLoad"/>
          <draw:image xlink:href="./ObjectReplacements/Obj1234567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ndMarker_5f_1" draw:display-name="EndMarker_1" svg:viewBox="0 0 20 30" svg:d="m10 0-10 30h20z"/>
    <draw:marker draw:name="EndMarker_5f_2" draw:display-name="EndMarker_2" svg:viewBox="0 0 20 30" svg:d="m10 0-10 30h20z"/>
    <draw:marker draw:name="EndMarker_5f_3" draw:display-name="EndMarker_3" svg:viewBox="0 0 20 30" svg:d="m10 0-10 30h20z"/>
    <draw:marker draw:name="EndMarker_5f_4" draw:display-name="EndMarker_4" svg:viewBox="0 0 20 30" svg:d="m10 0-10 30h20z"/>
    <draw:marker draw:name="EndMarker_5f_5" draw:display-name="EndMarker_5" svg:viewBox="0 0 20 30" svg:d="m10 0-10 30h20z"/>
    <draw:marker draw:name="EndMarker_5f_6" draw:display-name="EndMarker_6" svg:viewBox="0 0 20 30" svg:d="m10 0-10 30h20z"/>
    <draw:marker draw:name="StartMarker_5f_1" draw:display-name="StartMarker_1" svg:viewBox="0 0 20 30" svg:d="m10 0-10 30h20z"/>
    <draw:marker draw:name="StartMarker_5f_2" draw:display-name="StartMarker_2" svg:viewBox="0 0 20 30" svg:d="m10 0-10 30h20z"/>
    <draw:marker draw:name="StartMarker_5f_3" draw:display-name="StartMarker_3" svg:viewBox="0 0 20 30" svg:d="m10 0-10 30h20z"/>
    <draw:marker draw:name="StartMarker_5f_4" draw:display-name="StartMarker_4" svg:viewBox="0 0 20 30" svg:d="m10 0-10 30h20z"/>
    <draw:marker draw:name="StartMarker_5f_5" draw:display-name="StartMarker_5" svg:viewBox="0 0 20 30" svg:d="m10 0-10 30h20z"/>
    <draw:marker draw:name="StartMarker_5f_6" draw:display-name="StartMarker_6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30T12:23:32</dc:date>
    <meta:document-statistic meta:object-count="46"/>
    <meta:generator>LibreOffice/3.5$Linux_x86 LibreOffice_project/350m1$Build-2</meta:generator>
  </office:meta>
</office:document-meta>
</file>